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2.3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Init all drivers fields @ 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Error management for init drive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Internal interrupts handle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Verify all defines, make define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ver configuration</text:p>
          </table:table-cell>
          <table:table-cell office:value-type="string" calcext:value-type="string">
            <text:p>Add values check in drivers</text:p>
          </table:table-cell>
          <table:table-cell office:value-type="string" calcext:value-type="string">
            <text:p>done USART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ypedef or not ?</text:p>
          </table:table-cell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2" table:style-name="ta2">
        <table:table-column table:style-name="co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3" table:style-name="ta3">
        <table:table-column table:style-name="co3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9:42:36.842884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mille</meta:initial-creator>
    <meta:creation-date>2019-04-23T09:09:05</meta:creation-date>
    <dc:date>2020-06-12T19:44:06.649814959</dc:date>
    <meta:generator>LibreOffice/6.4.3.2$Linux_X86_64 LibreOffice_project/40$Build-2</meta:generator>
    <meta:editing-duration>PT4H11M50S</meta:editing-duration>
    <meta:editing-cycles>6</meta:editing-cycles>
    <meta:document-statistic meta:table-count="3" meta:cell-count="13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